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27cm" loext:decorative="false"/>
      <style:paragraph-properties style:writing-mode="lr-tb"/>
    </style:style>
    <style:style style:name="gr8" style:family="graphic" style:parent-style-name="standard">
      <style:graphic-properties fo:min-height="1.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P11" style:family="paragraph">
      <loext:graphic-properties draw:fill="none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!</text:span><text:span text:style-name="T1">A</text:span><text:span text:style-name="T2"> = 1</text:span></text:p>
          </draw:text-box>
        </draw:frame>
        <draw:frame draw:style-name="gr2" draw:text-style-name="P4" draw:layer="layout" svg:width="20.797cm" svg:height="7.457cm" svg:x="3.597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</text:span><text:span text:style-name="T2">!</text:span><text:span text:style-name="T1">0</text:span><text:span text:style-name="T4"> = 1</text:span></text:p>
          </draw:text-box>
        </draw:frame>
        <draw:frame draw:style-name="gr3" draw:text-style-name="P6" draw:layer="layout" svg:width="20.797cm" svg:height="7.457cm" svg:x="3.597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</text:span><text:span text:style-name="T2">!</text:span><text:span text:style-name="T1">1</text:span><text:span text:style-name="T4">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Complem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 NOT </text:span><text:span text:style-name="T6">A</text:span><text:span text:style-name="T7"> equals 1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  <draw:frame draw:style-name="gr7" draw:text-style-name="P11" draw:layer="layout" svg:width="20.834cm" svg:height="2.377cm" svg:x="3.033cm" svg:y="-3.841cm">
          <draw:text-box>
            <text:p><text:span text:style-name="T5">Law of Excluded Middle</text:span></text:p>
          </draw:text-box>
        </draw:frame>
        <draw:frame draw:style-name="gr8" draw:layer="layout" svg:width="4.128cm" svg:height="1.27cm" svg:x="13.334cm" svg:y="-5.397cm">
          <draw:text-box>
            <text:p>A∨¬A=1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5

College of Scripting Music &amp; Science
GitHub.com/ChristopherTopalian
GitHub.com/ChristopherAndrewTopalian
Sites.google.com/view/CollegeOfScripting
Youtube.com/ScriptingCollege
Youtube.com/@CollegeOfScripting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8"/>
  </office:meta>
</office:document-meta>
</file>